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style>
    <style:style style:name="T2" style:parent-style-name="DefaultParagraphFont" style:family="text">
      <style:text-properties style:font-name="Segoe UI Emoji" style:font-name-asian="Times New Roman" style:font-name-complex="Segoe UI Emoji" fo:font-weight="bold" style:font-weight-asian="bold" style:font-weight-complex="bold" fo:font-size="18pt" style:font-size-asian="18pt" style:font-size-complex="18pt" fo:language="en" fo:country="GH" style:language-asian="en" style:country-asian="GH"/>
    </style:style>
    <style:style style:name="T3"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fo:language="en" fo:country="GH" style:language-asian="en" style:country-asian="GH"/>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GH" style:language-asian="en" style:country-asian="GH"/>
    </style:style>
    <style:style style:name="T7"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GH" style:language-asian="en" style:country-asian="GH"/>
    </style:style>
    <style:style style:name="T9"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10" style:parent-style-name="DefaultParagraphFont" style:family="text">
      <style:text-properties style:font-name="Courier New" style:font-name-asian="Times New Roman" style:font-name-complex="Courier New" fo:font-size="10pt" style:font-size-asian="10pt" style:font-size-complex="10pt" fo:language="en" fo:country="GH" style:language-asian="en" style:country-asian="GH"/>
    </style:style>
    <style:style style:name="T11"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P12" style:parent-style-name="Normal" style:family="paragraph">
      <style:paragraph-properties fo:margin-top="0.0694in" fo:margin-bottom="0.0694in" fo:line-height="100%"/>
    </style:style>
    <style:style style:name="T13" style:parent-style-name="DefaultParagraphFont" style:family="text">
      <style:text-properties style:font-name="Segoe UI Emoji" style:font-name-asian="Times New Roman" style:font-name-complex="Segoe UI Emoji" fo:font-weight="bold" style:font-weight-asian="bold" style:font-weight-complex="bold" fo:font-size="13.5pt" style:font-size-asian="13.5pt" style:font-size-complex="13.5pt" fo:language="en" fo:country="GH" style:language-asian="en" style:country-asian="GH"/>
    </style:style>
    <style:style style:name="T14"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fo:language="en" fo:country="GH" style:language-asian="en" style:country-asian="GH"/>
    </style:style>
    <style:style style:name="P15" style:parent-style-name="Normal" style:family="paragraph">
      <style:paragraph-properties fo:margin-top="0.0694in" fo:margin-bottom="0.0694in" fo:line-height="100%"/>
    </style:style>
    <style:style style:name="T16"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17" style:parent-style-name="DefaultParagraphFont" style:family="text">
      <style:text-properties style:font-name="Courier New" style:font-name-asian="Times New Roman" style:font-name-complex="Courier New" fo:font-size="10pt" style:font-size-asian="10pt" style:font-size-complex="10pt" fo:language="en" fo:country="GH" style:language-asian="en" style:country-asian="GH"/>
    </style:style>
    <style:style style:name="T18"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19" style:parent-style-name="DefaultParagraphFont" style:family="text">
      <style:text-properties style:font-name="Courier New" style:font-name-asian="Times New Roman" style:font-name-complex="Courier New" fo:font-size="10pt" style:font-size-asian="10pt" style:font-size-complex="10pt" fo:language="en" fo:country="GH" style:language-asian="en" style:country-asian="GH"/>
    </style:style>
    <style:style style:name="T20"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21" style:parent-style-name="DefaultParagraphFont" style:family="text">
      <style:text-properties style:font-name="Courier New" style:font-name-asian="Times New Roman" style:font-name-complex="Courier New" fo:font-size="10pt" style:font-size-asian="10pt" style:font-size-complex="10pt" fo:language="en" fo:country="GH" style:language-asian="en" style:country-asian="GH"/>
    </style:style>
    <style:style style:name="T22"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23" style:parent-style-name="DefaultParagraphFont" style:family="text">
      <style:text-properties style:font-name="Courier New" style:font-name-asian="Times New Roman" style:font-name-complex="Courier New" fo:font-size="10pt" style:font-size-asian="10pt" style:font-size-complex="10pt" fo:language="en" fo:country="GH" style:language-asian="en" style:country-asian="GH"/>
    </style:style>
    <style:style style:name="T24"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2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GH" style:language-asian="en" style:country-asian="GH"/>
    </style:style>
    <style:style style:name="T26"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27" style:parent-style-name="DefaultParagraphFont" style:family="text">
      <style:text-properties style:font-name="Courier New" style:font-name-asian="Times New Roman" style:font-name-complex="Courier New" fo:font-size="10pt" style:font-size-asian="10pt" style:font-size-complex="10pt" fo:language="en" fo:country="GH" style:language-asian="en" style:country-asian="GH"/>
    </style:style>
    <style:style style:name="T28"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2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GH" style:language-asian="en" style:country-asian="GH"/>
    </style:style>
    <style:style style:name="T30"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3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GH" style:language-asian="en" style:country-asian="GH"/>
    </style:style>
    <style:style style:name="T32"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P33" style:parent-style-name="Normal" style:family="paragraph">
      <style:paragraph-properties fo:margin-bottom="0in" fo:line-height="100%"/>
    </style:style>
    <style:style style:name="T34"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P35" style:parent-style-name="Normal" style:family="paragraph">
      <style:paragraph-properties fo:margin-top="0.0694in" fo:margin-bottom="0.0694in" fo:line-height="100%"/>
    </style:style>
    <style:style style:name="T36" style:parent-style-name="DefaultParagraphFont" style:family="text">
      <style:text-properties style:font-name="Segoe UI Emoji" style:font-name-asian="Times New Roman" style:font-name-complex="Segoe UI Emoji" fo:font-weight="bold" style:font-weight-asian="bold" style:font-weight-complex="bold" fo:font-size="13.5pt" style:font-size-asian="13.5pt" style:font-size-complex="13.5pt" fo:language="en" fo:country="GH" style:language-asian="en" style:country-asian="GH"/>
    </style:style>
    <style:style style:name="T37"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fo:language="en" fo:country="GH" style:language-asian="en" style:country-asian="GH"/>
    </style:style>
    <style:style style:name="P3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P39" style:parent-style-name="Normal" style:family="paragraph">
      <style:paragraph-properties fo:margin-top="0.0694in" fo:margin-bottom="0.0694in" fo:line-height="100%"/>
    </style:style>
    <style:style style:name="T40"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41" style:parent-style-name="DefaultParagraphFont" style:family="text">
      <style:text-properties style:font-name="Courier New" style:font-name-asian="Times New Roman" style:font-name-complex="Courier New" fo:font-size="10pt" style:font-size-asian="10pt" style:font-size-complex="10pt" fo:language="en" fo:country="GH" style:language-asian="en" style:country-asian="GH"/>
    </style:style>
    <style:style style:name="T42"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43" style:parent-style-name="DefaultParagraphFont" style:family="text">
      <style:text-properties style:font-name="Courier New" style:font-name-asian="Times New Roman" style:font-name-complex="Courier New" fo:font-size="10pt" style:font-size-asian="10pt" style:font-size-complex="10pt" fo:language="en" fo:country="GH" style:language-asian="en" style:country-asian="GH"/>
    </style:style>
    <style:style style:name="T44"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45" style:parent-style-name="DefaultParagraphFont" style:family="text">
      <style:text-properties style:font-name="Courier New" style:font-name-asian="Times New Roman" style:font-name-complex="Courier New" fo:font-size="10pt" style:font-size-asian="10pt" style:font-size-complex="10pt" fo:language="en" fo:country="GH" style:language-asian="en" style:country-asian="GH"/>
    </style:style>
    <style:style style:name="T46"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P47" style:parent-style-name="Normal" style:family="paragraph">
      <style:paragraph-properties fo:margin-top="0.0694in" fo:margin-bottom="0.0694in" fo:line-height="100%"/>
    </style:style>
    <style:style style:name="T48"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4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GH" style:language-asian="en" style:country-asian="GH"/>
    </style:style>
    <style:style style:name="T50"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P51" style:parent-style-name="Normal" style:family="paragraph">
      <style:paragraph-properties fo:margin-top="0.0694in" fo:margin-bottom="0.0694in" fo:line-height="100%"/>
    </style:style>
    <style:style style:name="T52"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GH" style:language-asian="en" style:country-asian="GH"/>
    </style:style>
    <style:style style:name="T54"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P55" style:parent-style-name="Normal" style:family="paragraph">
      <style:paragraph-properties fo:margin-top="0.0694in" fo:margin-bottom="0.0694in" fo:line-height="100%"/>
    </style:style>
    <style:style style:name="T56"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57" style:parent-style-name="DefaultParagraphFont" style:family="text">
      <style:text-properties style:font-name="Courier New" style:font-name-asian="Times New Roman" style:font-name-complex="Courier New" fo:font-size="10pt" style:font-size-asian="10pt" style:font-size-complex="10pt" fo:language="en" fo:country="GH" style:language-asian="en" style:country-asian="GH"/>
    </style:style>
    <style:style style:name="T58"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59" style:parent-style-name="DefaultParagraphFont" style:family="text">
      <style:text-properties style:font-name="Courier New" style:font-name-asian="Times New Roman" style:font-name-complex="Courier New" fo:font-size="10pt" style:font-size-asian="10pt" style:font-size-complex="10pt" fo:language="en" fo:country="GH" style:language-asian="en" style:country-asian="GH"/>
    </style:style>
    <style:style style:name="T60"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P61" style:parent-style-name="Normal" style:family="paragraph">
      <style:paragraph-properties fo:margin-top="0.0694in" fo:margin-bottom="0.0694in" fo:line-height="100%"/>
    </style:style>
    <style:style style:name="T62"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63" style:parent-style-name="DefaultParagraphFont" style:family="text">
      <style:text-properties style:font-name="Courier New" style:font-name-asian="Times New Roman" style:font-name-complex="Courier New" fo:font-size="10pt" style:font-size-asian="10pt" style:font-size-complex="10pt" fo:language="en" fo:country="GH" style:language-asian="en" style:country-asian="GH"/>
    </style:style>
    <style:style style:name="T64"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65" style:parent-style-name="DefaultParagraphFont" style:family="text">
      <style:text-properties style:font-name="Courier New" style:font-name-asian="Times New Roman" style:font-name-complex="Courier New" fo:font-size="10pt" style:font-size-asian="10pt" style:font-size-complex="10pt" fo:language="en" fo:country="GH" style:language-asian="en" style:country-asian="GH"/>
    </style:style>
    <style:style style:name="T66"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P67" style:parent-style-name="Normal" style:family="paragraph">
      <style:paragraph-properties fo:margin-bottom="0in" fo:line-height="100%"/>
    </style:style>
    <style:style style:name="T68"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P69" style:parent-style-name="Normal" style:family="paragraph">
      <style:paragraph-properties fo:margin-top="0.0694in" fo:margin-bottom="0.0694in" fo:line-height="100%"/>
    </style:style>
    <style:style style:name="T70" style:parent-style-name="DefaultParagraphFont" style:family="text">
      <style:text-properties style:font-name="Segoe UI Emoji" style:font-name-asian="Times New Roman" style:font-name-complex="Segoe UI Emoji" fo:font-weight="bold" style:font-weight-asian="bold" style:font-weight-complex="bold" fo:font-size="13.5pt" style:font-size-asian="13.5pt" style:font-size-complex="13.5pt" fo:language="en" fo:country="GH" style:language-asian="en" style:country-asian="GH"/>
    </style:style>
    <style:style style:name="T71"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fo:language="en" fo:country="GH" style:language-asian="en" style:country-asian="GH"/>
    </style:style>
    <style:style style:name="P72" style:parent-style-name="Normal" style:family="paragraph">
      <style:paragraph-properties fo:margin-top="0.0694in" fo:margin-bottom="0.0694in" fo:line-height="100%"/>
    </style:style>
    <style:style style:name="T73"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74" style:parent-style-name="DefaultParagraphFont" style:family="text">
      <style:text-properties style:font-name="Courier New" style:font-name-asian="Times New Roman" style:font-name-complex="Courier New" fo:font-size="10pt" style:font-size-asian="10pt" style:font-size-complex="10pt" fo:language="en" fo:country="GH" style:language-asian="en" style:country-asian="GH"/>
    </style:style>
    <style:style style:name="T75"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76" style:parent-style-name="DefaultParagraphFont" style:family="text">
      <style:text-properties style:font-name="Courier New" style:font-name-asian="Times New Roman" style:font-name-complex="Courier New" fo:font-size="10pt" style:font-size-asian="10pt" style:font-size-complex="10pt" fo:language="en" fo:country="GH" style:language-asian="en" style:country-asian="GH"/>
    </style:style>
    <style:style style:name="T77"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P78" style:parent-style-name="Normal" style:family="paragraph">
      <style:paragraph-properties fo:margin-top="0.0694in" fo:margin-bottom="0.0694in" fo:line-height="100%"/>
    </style:style>
    <style:style style:name="T7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GH" style:language-asian="en" style:country-asian="GH"/>
    </style:style>
    <style:style style:name="T80"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P81" style:parent-style-name="Normal" style:family="paragraph">
      <style:paragraph-properties fo:margin-top="0.0694in" fo:margin-bottom="0.0694in" fo:line-height="100%"/>
    </style:style>
    <style:style style:name="T8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GH" style:language-asian="en" style:country-asian="GH"/>
    </style:style>
    <style:style style:name="T83"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P84" style:parent-style-name="Normal" style:family="paragraph">
      <style:paragraph-properties fo:margin-top="0.0694in" fo:margin-bottom="0.0694in" fo:line-height="100%"/>
    </style:style>
    <style:style style:name="T85"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8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GH" style:language-asian="en" style:country-asian="GH"/>
    </style:style>
    <style:style style:name="T87"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8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GH" style:language-asian="en" style:country-asian="GH"/>
    </style:style>
    <style:style style:name="T89"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P9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P91" style:parent-style-name="Normal" style:family="paragraph">
      <style:paragraph-properties fo:margin-bottom="0in" fo:line-height="100%"/>
    </style:style>
    <style:style style:name="T92"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P93" style:parent-style-name="Normal" style:family="paragraph">
      <style:paragraph-properties fo:margin-top="0.0694in" fo:margin-bottom="0.0694in" fo:line-height="100%"/>
    </style:style>
    <style:style style:name="T94" style:parent-style-name="DefaultParagraphFont" style:family="text">
      <style:text-properties style:font-name="Segoe UI Emoji" style:font-name-asian="Times New Roman" style:font-name-complex="Segoe UI Emoji" fo:font-weight="bold" style:font-weight-asian="bold" style:font-weight-complex="bold" fo:font-size="13.5pt" style:font-size-asian="13.5pt" style:font-size-complex="13.5pt" fo:language="en" fo:country="GH" style:language-asian="en" style:country-asian="GH"/>
    </style:style>
    <style:style style:name="T95" style:parent-style-name="DefaultParagraphFont" style:family="text">
      <style:text-properties style:font-name="Times New Roman" style:font-name-asian="Times New Roman" style:font-name-complex="Times New Roman" fo:font-weight="bold" style:font-weight-asian="bold" style:font-weight-complex="bold" fo:font-size="13.5pt" style:font-size-asian="13.5pt" style:font-size-complex="13.5pt" fo:language="en" fo:country="GH" style:language-asian="en" style:country-asian="GH"/>
    </style:style>
    <style:style style:name="P96" style:parent-style-name="Normal" style:family="paragraph">
      <style:paragraph-properties fo:margin-top="0.0694in" fo:margin-bottom="0.0694in" fo:line-height="100%"/>
    </style:style>
    <style:style style:name="T97"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98" style:parent-style-name="Hyperlink"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99"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name="T10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fo:country="GH" style:language-asian="en" style:country-asian="GH"/>
    </style:style>
    <style:style style:name="T10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fo:country="GH" style:language-asian="en" style:country-asian="GH"/>
    </style:style>
    <style:style style:name="T10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en" fo:country="GH" style:language-asian="en" style:country-asian="GH"/>
    </style:style>
    <style:style style:name="T103" style:parent-style-name="DefaultParagraphFont" style:family="text">
      <style:text-properties style:font-name="Times New Roman" style:font-name-asian="Times New Roman" style:font-name-complex="Times New Roman" fo:font-size="12pt" style:font-size-asian="12pt" style:font-size-complex="12pt" fo:language="en" fo:country="GH" style:language-asian="en" style:country-asian="GH"/>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2"><text:span text:style-name="T2">📘</text:span><text:span text:style-name="T3"><text:s/>Project Summary: North American Transborder Freight Data Analysis (2020–2024)</text:span></text:h>
      <text:p text:style-name="P4"><text:span text:style-name="T5">This project was initiated to perform a comprehensive analysis of<text:s/></text:span><text:span text:style-name="T6">transborder freight movement data across the United States, Canada, and Mexico</text:span><text:span text:style-name="T7"><text:s/>between the years<text:s/></text:span><text:span text:style-name="T8">2020 and 2024</text:span><text:span text:style-name="T9">. The raw data was stored in a structured Google Drive folder, categorized by year and month, with each folder containing multiple<text:s/></text:span><text:span text:style-name="T10">.csv</text:span><text:span text:style-name="T11"><text:s/>files.</text:span></text:p>
      <text:h text:style-name="P12" text:outline-level="3"><text:span text:style-name="T13">🔰</text:span><text:span text:style-name="T14"><text:s/>Project Initiation</text:span></text:h>
      <text:p text:style-name="P15"><text:span text:style-name="T16">The process began with loading the data from nested folders in the<text:s/></text:span><text:span text:style-name="T17">TransBorderFreight-Data-Analysis</text:span><text:span text:style-name="T18"><text:s/>directory. Due to the scattered monthly<text:s/></text:span><text:span text:style-name="T19">.csv</text:span><text:span text:style-name="T20"><text:s/>files (e.g.,<text:s/></text:span><text:span text:style-name="T21">dot1_0720.csv</text:span><text:span text:style-name="T22">,<text:s/></text:span><text:span text:style-name="T23">dot2_0720.csv</text:span><text:span text:style-name="T24">), we wrote a Python script to<text:s/></text:span><text:span text:style-name="T25">recursively load, clean, and combine</text:span><text:span text:style-name="T26"><text:s/>the datasets into one<text:s/></text:span><text:span text:style-name="T27">DataFrame</text:span><text:span text:style-name="T28">. The notebook was initially run in<text:s/></text:span><text:span text:style-name="T29">Jupyter Notebook</text:span><text:span text:style-name="T30"><text:s/>and later ported to<text:s/></text:span><text:span text:style-name="T31">Google Colab</text:span><text:span text:style-name="T32"><text:s/>for easier file access via Drive.</text:span></text:p>
      <text:p text:style-name="P33"><text:span text:style-name="T34"><draw:custom-shape svg:x="0in" svg:y="0in" svg:width="45.51042in" svg:height="0.00139in" draw:z-index="0" draw:id="id0" draw:style-name="a0" draw:name="Horizontal Line 1" text:anchor-type="as-char"><svg:title/><svg:desc/><draw:enhanced-geometry draw:type="non-primitive" svg:viewBox="0 0 21600 21600" draw:enhanced-path="M 0 0 L 21600 0 21600 21600 0 21600 Z N"/></draw:custom-shape></text:span></text:p>
      <text:h text:style-name="P35" text:outline-level="3"><text:span text:style-name="T36">⚙️</text:span><text:span text:style-name="T37"><text:s/>Data Processing &amp; Cleaning</text:span></text:h>
      <text:p text:style-name="P38">After successful loading:</text:p>
      <text:list text:style-name="LFO1" text:continue-numbering="true">
        <text:list-item>
          <text:p text:style-name="P39"><text:span text:style-name="T40">Columns like<text:s/></text:span><text:span text:style-name="T41">year</text:span><text:span text:style-name="T42"><text:s/>and<text:s/></text:span><text:span text:style-name="T43">MONTH</text:span><text:span text:style-name="T44"><text:s/>were cast to<text:s/></text:span><text:span text:style-name="T45">int</text:span><text:span text:style-name="T46">.</text:span></text:p>
        </text:list-item>
        <text:list-item>
          <text:p text:style-name="P47"><text:span text:style-name="T48">Missing numeric values were filled using column-wise<text:s/></text:span><text:span text:style-name="T49">mean imputation</text:span><text:span text:style-name="T50">.</text:span></text:p>
        </text:list-item>
        <text:list-item>
          <text:p text:style-name="P51"><text:span text:style-name="T52">Categorical fields were filled with<text:s/></text:span><text:span text:style-name="T53">mode</text:span><text:span text:style-name="T54">.</text:span></text:p>
        </text:list-item>
        <text:list-item>
          <text:p text:style-name="P55"><text:span text:style-name="T56">Inconsistent column types (like mixed dtypes) were resolved using<text:s/></text:span><text:span text:style-name="T57">low_memory=False</text:span><text:span text:style-name="T58"><text:s/>and proper encoding (</text:span><text:span text:style-name="T59">ISO-8859-1</text:span><text:span text:style-name="T60">).</text:span></text:p>
        </text:list-item>
      </text:list>
      <text:p text:style-name="P61"><text:span text:style-name="T62">Descriptive statistics were computed using<text:s/></text:span><text:span text:style-name="T63">.describe()</text:span><text:span text:style-name="T64">, and missing values were visualized using Seaborn’s<text:s/></text:span><text:span text:style-name="T65">heatmap</text:span><text:span text:style-name="T66">.</text:span></text:p>
      <text:p text:style-name="P67"><text:span text:style-name="T68"><draw:custom-shape svg:x="0in" svg:y="0in" svg:width="45.51042in" svg:height="0.00139in" draw:z-index="0" draw:id="id1" draw:style-name="a1" draw:name="Horizontal Line 2" text:anchor-type="as-char"><svg:title/><svg:desc/><draw:enhanced-geometry draw:type="non-primitive" svg:viewBox="0 0 21600 21600" draw:enhanced-path="M 0 0 L 21600 0 21600 21600 0 21600 Z N"/></draw:custom-shape></text:span></text:p>
      <text:h text:style-name="P69" text:outline-level="3"><text:span text:style-name="T70">📊</text:span><text:span text:style-name="T71"><text:s/>Exploratory Data Analysis (EDA)</text:span></text:h>
      <text:p text:style-name="P72"><text:span text:style-name="T73">The dataset was grouped by<text:s/></text:span><text:span text:style-name="T74">MONTH</text:span><text:span text:style-name="T75"><text:s/>and<text:s/></text:span><text:span text:style-name="T76">YEAR</text:span><text:span text:style-name="T77"><text:s/>to reveal seasonal and annual trade patterns. Visualizations included:</text:span></text:p>
      <text:list text:style-name="LFO2" text:continue-numbering="true">
        <text:list-item>
          <text:p text:style-name="P78"><text:span text:style-name="T79">Monthly Trade Value Trends</text:span><text:span text:style-name="T80"><text:s/>(2020–2024)</text:span></text:p>
        </text:list-item>
        <text:list-item>
          <text:p text:style-name="P81"><text:span text:style-name="T82">Bar Charts by Year</text:span><text:span text:style-name="T83">, highlighting peak and low shipping periods</text:span></text:p>
        </text:list-item>
        <text:list-item>
          <text:p text:style-name="P84"><text:span text:style-name="T85">Analysis filtered for specific months and years (e.g.,<text:s/></text:span><text:span text:style-name="T86">September 2023</text:span><text:span text:style-name="T87">,<text:s/></text:span><text:span text:style-name="T88">January 2024</text:span><text:span text:style-name="T89">)</text:span></text:p>
        </text:list-item>
      </text:list>
      <text:p text:style-name="P90">Each year’s monthly freight value was plotted using Matplotlib for better insight.</text:p>
      <text:p text:style-name="P91"><text:span text:style-name="T92"><draw:custom-shape svg:x="0in" svg:y="0in" svg:width="45.51042in" svg:height="0.00139in" draw:z-index="0" draw:id="id2" draw:style-name="a2" draw:name="Horizontal Line 3" text:anchor-type="as-char"><svg:title/><svg:desc/><draw:enhanced-geometry draw:type="non-primitive" svg:viewBox="0 0 21600 21600" draw:enhanced-path="M 0 0 L 21600 0 21600 21600 0 21600 Z N"/></draw:custom-shape></text:span></text:p>
      <text:soft-page-break/>
      <text:h text:style-name="P93" text:outline-level="3"><text:span text:style-name="T94">✅</text:span><text:span text:style-name="T95"><text:s/>Conclusion</text:span></text:h>
      <text:p text:style-name="P96"><text:span text:style-name="T97">The final notebook provides a centralized, cleaned, and analyzed view of five years of North American freight movement. The process highlighted seasonal trends and gaps in freight activity across borders. The complete project, including code, visuals, and documentation, is available both on</text:span><text:a xlink:href="https://github.com/Jessiewilliam/TransBorderFreight-Data-Analysis/tree/main" office:target-frame-name="_top" xlink:show="replace"><text:span text:style-name="T98"><text:s/>GitHub</text:span></text:a><text:span text:style-name="T99"><text:s/>and<text:s/></text:span><text:a xlink:href="https://drive.google.com/drive/folders/1xpvt-Ak-n1g7XgJYBUCzdzMCLoAxsp9u" office:target-frame-name="_new" xlink:show="replace"><text:span text:style-name="T100">Goog</text:span><text:bookmark-start text:name="_Hlt204286278"/><text:bookmark-start text:name="_Hlt204286279"/><text:span text:style-name="T101">l</text:span><text:bookmark-end text:name="_Hlt204286278"/><text:bookmark-end text:name="_Hlt204286279"/><text:span text:style-name="T102">e Drive</text:span></text:a><text:span text:style-name="T103">.</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H"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fo:country="GH" style:language-asian="en" style:country-asian="GH"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GH" style:language-asian="en" style:country-asian="GH"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fo:language="en" fo:country="GH" style:language-asian="en" style:country-asian="GH"/>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fo:language="en" fo:country="GH" style:language-asian="en" style:country-asian="GH"/>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H" style:language-asian="en" style:country-asian="GH"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enneth Akonnor Hayford</meta:initial-creator>
    <dc:creator>Kenneth Akonnor Hayford</dc:creator>
    <meta:creation-date>2025-07-24T21:48:00Z</meta:creation-date>
    <dc:date>2025-07-24T21:53:00Z</dc:date>
    <meta:template xlink:href="Normal" xlink:type="simple"/>
    <meta:editing-cycles>1</meta:editing-cycles>
    <meta:editing-duration>PT300S</meta:editing-duration>
    <meta:user-defined meta:name="GrammarlyDocumentId">bf4ce399-4e18-4ca6-b895-59c470d7bbff</meta:user-defined>
    <meta:document-statistic meta:page-count="2" meta:paragraph-count="19" meta:word-count="294" meta:character-count="2013" meta:row-count="37" meta:non-whitespace-character-count="1733"/>
  </office:meta>
</office:document-meta>
</file>